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6752" calcext:value-type="float">
            <text:p>89.8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352" calcext:value-type="float">
            <text:p>90.4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2656" calcext:value-type="float">
            <text:p>90.5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9816" calcext:value-type="float">
            <text:p>90.7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0672" calcext:value-type="float">
            <text:p>90.7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3992" calcext:value-type="float">
            <text:p>90.6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7416" calcext:value-type="float">
            <text:p>90.5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2656" calcext:value-type="float">
            <text:p>90.5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2656" calcext:value-type="float">
            <text:p>90.5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7416" calcext:value-type="float">
            <text:p>90.5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928" calcext:value-type="float">
            <text:p>90.4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352" calcext:value-type="float">
            <text:p>90.4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5392" calcext:value-type="float">
            <text:p>90.3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6624" calcext:value-type="float">
            <text:p>90.3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7256" calcext:value-type="float">
            <text:p>89.2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2-0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012" calcext:value-type="float">
            <text:p>92.4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6216" calcext:value-type="float">
            <text:p>92.4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8408" calcext:value-type="float">
            <text:p>92.4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1936" calcext:value-type="float">
            <text:p>92.4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1936" calcext:value-type="float">
            <text:p>92.4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3168" calcext:value-type="float">
            <text:p>92.4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4984" calcext:value-type="float">
            <text:p>92.4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8032" calcext:value-type="float">
            <text:p>92.4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5568" calcext:value-type="float">
            <text:p>92.5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2144" calcext:value-type="float">
            <text:p>92.5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5672" calcext:value-type="float">
            <text:p>92.6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2248" calcext:value-type="float">
            <text:p>92.6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6632" calcext:value-type="float">
            <text:p>92.6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492" calcext:value-type="float">
            <text:p>92.7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3584" calcext:value-type="float">
            <text:p>92.6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492" calcext:value-type="float">
            <text:p>92.7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492" calcext:value-type="float">
            <text:p>92.7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4544" calcext:value-type="float">
            <text:p>92.7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688" calcext:value-type="float">
            <text:p>92.7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7216" calcext:value-type="float">
            <text:p>92.7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9616" calcext:value-type="float">
            <text:p>92.9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6568" calcext:value-type="float">
            <text:p>92.9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5712" calcext:value-type="float">
            <text:p>92.9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7792" calcext:value-type="float">
            <text:p>90.5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3992" calcext:value-type="float">
            <text:p>90.6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5328" calcext:value-type="float">
            <text:p>90.6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1152" calcext:value-type="float">
            <text:p>90.7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0672" calcext:value-type="float">
            <text:p>90.7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7416" calcext:value-type="float">
            <text:p>90.5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2656" calcext:value-type="float">
            <text:p>90.5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3992" calcext:value-type="float">
            <text:p>90.6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576" calcext:value-type="float">
            <text:p>90.7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2696" calcext:value-type="float">
            <text:p>90.9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3656" calcext:value-type="float">
            <text:p>90.9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8896" calcext:value-type="float">
            <text:p>90.9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1088" calcext:value-type="float">
            <text:p>91.0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4136" calcext:value-type="float">
            <text:p>91.0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4992" calcext:value-type="float">
            <text:p>90.9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4032" calcext:value-type="float">
            <text:p>90.9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0504" calcext:value-type="float">
            <text:p>90.9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7352" calcext:value-type="float">
            <text:p>90.8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6248" calcext:value-type="float">
            <text:p>90.3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5288" calcext:value-type="float">
            <text:p>90.3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9448" calcext:value-type="float">
            <text:p>89.3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9744" calcext:value-type="float">
            <text:p>88.6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6008" calcext:value-type="float">
            <text:p>88.4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676" calcext:value-type="float">
            <text:p>88.3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4568" calcext:value-type="float">
            <text:p>88.3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3608" calcext:value-type="float">
            <text:p>88.3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628" calcext:value-type="float">
            <text:p>88.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0872" calcext:value-type="float">
            <text:p>88.5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3064" calcext:value-type="float">
            <text:p>88.5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2312" calcext:value-type="float">
            <text:p>88.6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872" calcext:value-type="float">
            <text:p>89.2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3-2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4424" calcext:value-type="float">
            <text:p>91.7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1688" calcext:value-type="float">
            <text:p>91.9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8848" calcext:value-type="float">
            <text:p>92.1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7136" calcext:value-type="float">
            <text:p>92.1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0664" calcext:value-type="float">
            <text:p>92.1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1144" calcext:value-type="float">
            <text:p>92.2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9432" calcext:value-type="float">
            <text:p>92.2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6488" calcext:value-type="float">
            <text:p>92.2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5736" calcext:value-type="float">
            <text:p>92.3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6112" calcext:value-type="float">
            <text:p>92.3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108" calcext:value-type="float">
            <text:p>92.4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4128" calcext:value-type="float">
            <text:p>92.4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1184" calcext:value-type="float">
            <text:p>92.5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4712" calcext:value-type="float">
            <text:p>92.5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3104" calcext:value-type="float">
            <text:p>92.6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9408" calcext:value-type="float">
            <text:p>92.7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8864" calcext:value-type="float">
            <text:p>93.0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6296" calcext:value-type="float">
            <text:p>93.0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0304" calcext:value-type="float">
            <text:p>93.1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9656" calcext:value-type="float">
            <text:p>93.2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2056" calcext:value-type="float">
            <text:p>93.4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4352" calcext:value-type="float">
            <text:p>93.4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4456" calcext:value-type="float">
            <text:p>93.5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8464" calcext:value-type="float">
            <text:p>93.6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1992" calcext:value-type="float">
            <text:p>93.6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4184" calcext:value-type="float">
            <text:p>93.6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7232" calcext:value-type="float">
            <text:p>93.6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4392" calcext:value-type="float">
            <text:p>93.8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0696" calcext:value-type="float">
            <text:p>93.9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9944" calcext:value-type="float">
            <text:p>94.0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7376" calcext:value-type="float">
            <text:p>94.0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8336" calcext:value-type="float">
            <text:p>94.1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4432" calcext:value-type="float">
            <text:p>94.1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1864" calcext:value-type="float">
            <text:p>94.1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4536" calcext:value-type="float">
            <text:p>94.2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4056" calcext:value-type="float">
            <text:p>94.1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0424" calcext:value-type="float">
            <text:p>94.0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8608" calcext:value-type="float">
            <text:p>94.0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604" calcext:value-type="float">
            <text:p>94.0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6896" calcext:value-type="float">
            <text:p>94.0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6896" calcext:value-type="float">
            <text:p>94.0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4328" calcext:value-type="float">
            <text:p>94.0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2616" calcext:value-type="float">
            <text:p>94.0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9568" calcext:value-type="float">
            <text:p>94.0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3472" calcext:value-type="float">
            <text:p>94.0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7376" calcext:value-type="float">
            <text:p>94.0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3472" calcext:value-type="float">
            <text:p>94.0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4808" calcext:value-type="float">
            <text:p>94.0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6144" calcext:value-type="float">
            <text:p>94.1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6144" calcext:value-type="float">
            <text:p>94.1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1008" calcext:value-type="float">
            <text:p>94.1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2344" calcext:value-type="float">
            <text:p>94.1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6728" calcext:value-type="float">
            <text:p>94.2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9024" calcext:value-type="float">
            <text:p>94.2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1216" calcext:value-type="float">
            <text:p>94.3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9984" calcext:value-type="float">
            <text:p>94.3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7312" calcext:value-type="float">
            <text:p>94.3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2824" calcext:value-type="float">
            <text:p>94.2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1488" calcext:value-type="float">
            <text:p>94.2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796" calcext:value-type="float">
            <text:p>94.1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9192" calcext:value-type="float">
            <text:p>94.1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5664" calcext:value-type="float">
            <text:p>94.0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4328" calcext:value-type="float">
            <text:p>94.0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984" calcext:value-type="float">
            <text:p>93.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4016" calcext:value-type="float">
            <text:p>93.8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22" calcext:value-type="float">
            <text:p>93.8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124" calcext:value-type="float">
            <text:p>93.7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1136" calcext:value-type="float">
            <text:p>93.6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7128" calcext:value-type="float">
            <text:p>93.6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6168" calcext:value-type="float">
            <text:p>93.5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5208" calcext:value-type="float">
            <text:p>93.4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7296" calcext:value-type="float">
            <text:p>93.4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8424" calcext:value-type="float">
            <text:p>93.3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5272" calcext:value-type="float">
            <text:p>93.2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6024" calcext:value-type="float">
            <text:p>93.1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0472" calcext:value-type="float">
            <text:p>92.9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2936" calcext:value-type="float">
            <text:p>92.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9576" calcext:value-type="float">
            <text:p>92.6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252" calcext:value-type="float">
            <text:p>92.5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1728" calcext:value-type="float">
            <text:p>92.3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72" calcext:value-type="float">
            <text:p>92.2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2856" calcext:value-type="float">
            <text:p>92.1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4088" calcext:value-type="float">
            <text:p>92.1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9532" calcext:value-type="float">
            <text:p>92.0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6552" calcext:value-type="float">
            <text:p>92.0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7784" calcext:value-type="float">
            <text:p>91.9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5112" calcext:value-type="float">
            <text:p>91.9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9392" calcext:value-type="float">
            <text:p>91.9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672" calcext:value-type="float">
            <text:p>91.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1" calcext:value-type="float">
            <text:p>91.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3944" calcext:value-type="float">
            <text:p>91.7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7368" calcext:value-type="float">
            <text:p>91.7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1648" calcext:value-type="float">
            <text:p>91.6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9832" calcext:value-type="float">
            <text:p>91.6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0584" calcext:value-type="float">
            <text:p>91.5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8768" calcext:value-type="float">
            <text:p>91.4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9144" calcext:value-type="float">
            <text:p>91.4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2944" calcext:value-type="float">
            <text:p>91.3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2632" calcext:value-type="float">
            <text:p>91.1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3656" calcext:value-type="float">
            <text:p>90.9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612" calcext:value-type="float">
            <text:p>90.8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1152" calcext:value-type="float">
            <text:p>90.7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1224" calcext:value-type="float">
            <text:p>89.0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6464" calcext:value-type="float">
            <text:p>89.0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9448" calcext:value-type="float">
            <text:p>89.3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6624" calcext:value-type="float">
            <text:p>90.3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9984" calcext:value-type="float">
            <text:p>90.5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7456" calcext:value-type="float">
            <text:p>90.8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8416" calcext:value-type="float">
            <text:p>90.9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8624" calcext:value-type="float">
            <text:p>91.0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948" calcext:value-type="float">
            <text:p>91.0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996" calcext:value-type="float">
            <text:p>91.1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4928" calcext:value-type="float">
            <text:p>91.2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4928" calcext:value-type="float">
            <text:p>91.2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4928" calcext:value-type="float">
            <text:p>91.2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6744" calcext:value-type="float">
            <text:p>91.2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9416" calcext:value-type="float">
            <text:p>91.3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9416" calcext:value-type="float">
            <text:p>91.3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9416" calcext:value-type="float">
            <text:p>91.3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8664" calcext:value-type="float">
            <text:p>91.4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8768" calcext:value-type="float">
            <text:p>91.4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8768" calcext:value-type="float">
            <text:p>91.4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524" calcext:value-type="float">
            <text:p>91.4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7912" calcext:value-type="float">
            <text:p>91.4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0208" calcext:value-type="float">
            <text:p>91.5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0208" calcext:value-type="float">
            <text:p>91.5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4696" calcext:value-type="float">
            <text:p>91.6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908" calcext:value-type="float">
            <text:p>91.6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7368" calcext:value-type="float">
            <text:p>91.7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8704" calcext:value-type="float">
            <text:p>91.7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3944" calcext:value-type="float">
            <text:p>91.7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3568" calcext:value-type="float">
            <text:p>91.7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4152" calcext:value-type="float">
            <text:p>91.8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1208" calcext:value-type="float">
            <text:p>91.9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9976" calcext:value-type="float">
            <text:p>92.0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5696" calcext:value-type="float">
            <text:p>92.0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4464" calcext:value-type="float">
            <text:p>92.1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9704" calcext:value-type="float">
            <text:p>92.1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104" calcext:value-type="float">
            <text:p>92.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1144" calcext:value-type="float">
            <text:p>92.2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2584" calcext:value-type="float">
            <text:p>92.3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2584" calcext:value-type="float">
            <text:p>92.3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3544" calcext:value-type="float">
            <text:p>92.3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2312" calcext:value-type="float">
            <text:p>92.4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9264" calcext:value-type="float">
            <text:p>92.4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4984" calcext:value-type="float">
            <text:p>92.4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5088" calcext:value-type="float">
            <text:p>92.5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5088" calcext:value-type="float">
            <text:p>92.5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396" calcext:value-type="float">
            <text:p>92.6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3792" calcext:value-type="float">
            <text:p>92.8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5712" calcext:value-type="float">
            <text:p>92.9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6192" calcext:value-type="float">
            <text:p>92.9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1536" calcext:value-type="float">
            <text:p>93.0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7256" calcext:value-type="float">
            <text:p>93.1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7256" calcext:value-type="float">
            <text:p>93.1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4312" calcext:value-type="float">
            <text:p>93.1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0992" calcext:value-type="float">
            <text:p>93.2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7568" calcext:value-type="float">
            <text:p>93.3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4144" calcext:value-type="float">
            <text:p>93.3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3976" calcext:value-type="float">
            <text:p>93.5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7984" calcext:value-type="float">
            <text:p>93.5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1888" calcext:value-type="float">
            <text:p>93.5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0176" calcext:value-type="float">
            <text:p>93.6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98" calcext:value-type="float">
            <text:p>93.6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076" calcext:value-type="float">
            <text:p>93.7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5144" calcext:value-type="float">
            <text:p>93.7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5248" calcext:value-type="float">
            <text:p>93.8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508" calcext:value-type="float">
            <text:p>93.9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0696" calcext:value-type="float">
            <text:p>93.9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5456" calcext:value-type="float">
            <text:p>93.9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5456" calcext:value-type="float">
            <text:p>93.9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8504" calcext:value-type="float">
            <text:p>93.9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3952" calcext:value-type="float">
            <text:p>94.1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0528" calcext:value-type="float">
            <text:p>94.1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4056" calcext:value-type="float">
            <text:p>94.1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2344" calcext:value-type="float">
            <text:p>94.1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9128" calcext:value-type="float">
            <text:p>94.3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3136" calcext:value-type="float">
            <text:p>94.4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3176" calcext:value-type="float">
            <text:p>94.7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0336" calcext:value-type="float">
            <text:p>94.8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7392" calcext:value-type="float">
            <text:p>94.9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8728" calcext:value-type="float">
            <text:p>94.9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2632" calcext:value-type="float">
            <text:p>94.9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236" calcext:value-type="float">
            <text:p>95.0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3696" calcext:value-type="float">
            <text:p>95.1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3696" calcext:value-type="float">
            <text:p>95.1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4928" calcext:value-type="float">
            <text:p>95.0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8728" calcext:value-type="float">
            <text:p>94.9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1088" calcext:value-type="float">
            <text:p>94.8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4472" calcext:value-type="float">
            <text:p>94.4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6456" calcext:value-type="float">
            <text:p>94.3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6832" calcext:value-type="float">
            <text:p>94.2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9672" calcext:value-type="float">
            <text:p>94.1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2408" calcext:value-type="float">
            <text:p>93.9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9256" calcext:value-type="float">
            <text:p>93.8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696" calcext:value-type="float">
            <text:p>93.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4936" calcext:value-type="float">
            <text:p>93.5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2224" calcext:value-type="float">
            <text:p>93.2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8592" calcext:value-type="float">
            <text:p>93.1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3248" calcext:value-type="float">
            <text:p>93.0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9888" calcext:value-type="float">
            <text:p>92.8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688" calcext:value-type="float">
            <text:p>92.7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9576" calcext:value-type="float">
            <text:p>92.6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4232" calcext:value-type="float">
            <text:p>92.5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3272" calcext:value-type="float">
            <text:p>92.4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1248" calcext:value-type="float">
            <text:p>92.2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3336" calcext:value-type="float">
            <text:p>92.2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2376" calcext:value-type="float">
            <text:p>92.1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0936" calcext:value-type="float">
            <text:p>92.0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6072" calcext:value-type="float">
            <text:p>92.0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244" calcext:value-type="float">
            <text:p>91.9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148" calcext:value-type="float">
            <text:p>91.8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2232" calcext:value-type="float">
            <text:p>91.7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0416" calcext:value-type="float">
            <text:p>91.7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86" calcext:value-type="float">
            <text:p>91.6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524" calcext:value-type="float">
            <text:p>91.4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1128" calcext:value-type="float">
            <text:p>91.3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5784" calcext:value-type="float">
            <text:p>91.2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7392" calcext:value-type="float">
            <text:p>91.1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8624" calcext:value-type="float">
            <text:p>91.0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7936" calcext:value-type="float">
            <text:p>90.9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9984" calcext:value-type="float">
            <text:p>90.5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5392" calcext:value-type="float">
            <text:p>90.3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7256" calcext:value-type="float">
            <text:p>89.2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6752" calcext:value-type="float">
            <text:p>89.8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0256" calcext:value-type="float">
            <text:p>90.4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8896" calcext:value-type="float">
            <text:p>90.9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6056" calcext:value-type="float">
            <text:p>91.1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6536" calcext:value-type="float">
            <text:p>91.1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0064" calcext:value-type="float">
            <text:p>91.1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4448" calcext:value-type="float">
            <text:p>91.2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7976" calcext:value-type="float">
            <text:p>91.2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7976" calcext:value-type="float">
            <text:p>91.2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9208" calcext:value-type="float">
            <text:p>91.1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9208" calcext:value-type="float">
            <text:p>91.1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7872" calcext:value-type="float">
            <text:p>91.1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2632" calcext:value-type="float">
            <text:p>91.1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6912" calcext:value-type="float">
            <text:p>91.1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1672" calcext:value-type="float">
            <text:p>91.1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1088" calcext:value-type="float">
            <text:p>91.0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1464" calcext:value-type="float">
            <text:p>90.9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5368" calcext:value-type="float">
            <text:p>90.9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0984" calcext:value-type="float">
            <text:p>90.9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1384" calcext:value-type="float">
            <text:p>90.3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164" calcext:value-type="float">
            <text:p>89.3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4752" calcext:value-type="float">
            <text:p>89.0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0184" calcext:value-type="float">
            <text:p>88.3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3816" calcext:value-type="float">
            <text:p>88.4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4192" calcext:value-type="float">
            <text:p>88.4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2488" calcext:value-type="float">
            <text:p>90.7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7288" calcext:value-type="float">
            <text:p>91.0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14" calcext:value-type="float">
            <text:p>91.2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3696" calcext:value-type="float">
            <text:p>91.2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5888" calcext:value-type="float">
            <text:p>91.3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4824" calcext:value-type="float">
            <text:p>91.1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3488" calcext:value-type="float">
            <text:p>91.1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5784" calcext:value-type="float">
            <text:p>91.2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2464" calcext:value-type="float">
            <text:p>91.3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1336" calcext:value-type="float">
            <text:p>91.4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0624" calcext:value-type="float">
            <text:p>91.8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3776" calcext:value-type="float">
            <text:p>91.9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4632" calcext:value-type="float">
            <text:p>91.9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8704" calcext:value-type="float">
            <text:p>91.7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9688" calcext:value-type="float">
            <text:p>91.2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1736" calcext:value-type="float">
            <text:p>90.8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7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8368" calcext:value-type="float">
            <text:p>88.2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7264" calcext:value-type="float">
            <text:p>87.8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6616" calcext:value-type="float">
            <text:p>87.9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7072" calcext:value-type="float">
            <text:p>88.5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2312" calcext:value-type="float">
            <text:p>88.6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1-1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1-0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628" calcext:value-type="float">
            <text:p>88.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7072" calcext:value-type="float">
            <text:p>88.5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3816" calcext:value-type="float">
            <text:p>88.4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5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0872" calcext:value-type="float">
            <text:p>88.5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7784" calcext:value-type="float">
            <text:p>88.1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1792" calcext:value-type="float">
            <text:p>88.2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3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6384" calcext:value-type="float">
            <text:p>88.4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4568" calcext:value-type="float">
            <text:p>88.3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8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2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2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1-0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988" calcext:value-type="float">
            <text:p>90.4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6248" calcext:value-type="float">
            <text:p>90.3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9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6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3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7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3992" calcext:value-type="float">
            <text:p>90.6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0152" calcext:value-type="float">
            <text:p>90.3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7736" calcext:value-type="float">
            <text:p>89.3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6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6384" calcext:value-type="float">
            <text:p>88.4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7432" calcext:value-type="float">
            <text:p>91.4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9832" calcext:value-type="float">
            <text:p>91.6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2544" calcext:value-type="float">
            <text:p>91.9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3712" calcext:value-type="float">
            <text:p>92.1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1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9176" calcext:value-type="float">
            <text:p>93.2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0176" calcext:value-type="float">
            <text:p>93.6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1072" calcext:value-type="float">
            <text:p>93.9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6584" calcext:value-type="float">
            <text:p>93.8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6584" calcext:value-type="float">
            <text:p>93.8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7232" calcext:value-type="float">
            <text:p>93.6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4312" calcext:value-type="float">
            <text:p>93.1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9304" calcext:value-type="float">
            <text:p>92.7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8512" calcext:value-type="float">
            <text:p>92.4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292" calcext:value-type="float">
            <text:p>91.9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3072" calcext:value-type="float">
            <text:p>90.8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804" calcext:value-type="float">
            <text:p>90.9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1504" calcext:value-type="float">
            <text:p>91.2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764" calcext:value-type="float">
            <text:p>91.6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5176" calcext:value-type="float">
            <text:p>91.7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8432" calcext:value-type="float">
            <text:p>91.8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4736" calcext:value-type="float">
            <text:p>91.9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2856" calcext:value-type="float">
            <text:p>92.1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06" calcext:value-type="float">
            <text:p>92.4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0912" calcext:value-type="float">
            <text:p>92.6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6024" calcext:value-type="float">
            <text:p>93.1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8696" calcext:value-type="float">
            <text:p>93.1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1848" calcext:value-type="float">
            <text:p>93.2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2056" calcext:value-type="float">
            <text:p>93.4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6608" calcext:value-type="float">
            <text:p>93.2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6504" calcext:value-type="float">
            <text:p>93.1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0912" calcext:value-type="float">
            <text:p>92.6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6968" calcext:value-type="float">
            <text:p>92.3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2168" calcext:value-type="float">
            <text:p>92.0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9288" calcext:value-type="float">
            <text:p>91.8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812" calcext:value-type="float">
            <text:p>91.6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9624" calcext:value-type="float">
            <text:p>91.4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1504" calcext:value-type="float">
            <text:p>91.2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4344" calcext:value-type="float">
            <text:p>91.1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8416" calcext:value-type="float">
            <text:p>90.9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0336" calcext:value-type="float">
            <text:p>91.0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7392" calcext:value-type="float">
            <text:p>91.1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996" calcext:value-type="float">
            <text:p>91.1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6808" calcext:value-type="float">
            <text:p>91.0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4136" calcext:value-type="float">
            <text:p>91.0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5392" calcext:value-type="float">
            <text:p>90.3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4264" calcext:value-type="float">
            <text:p>90.5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5368" calcext:value-type="float">
            <text:p>90.9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4512" calcext:value-type="float">
            <text:p>90.9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0712" calcext:value-type="float">
            <text:p>91.0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2864" calcext:value-type="float">
            <text:p>90.7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376" calcext:value-type="float">
            <text:p>91.0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8832" calcext:value-type="float">
            <text:p>91.2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524" calcext:value-type="float">
            <text:p>91.4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7096" calcext:value-type="float">
            <text:p>91.8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912" calcext:value-type="float">
            <text:p>92.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1144" calcext:value-type="float">
            <text:p>92.2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3168" calcext:value-type="float">
            <text:p>92.4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3752" calcext:value-type="float">
            <text:p>92.5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5192" calcext:value-type="float">
            <text:p>92.5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7176" calcext:value-type="float">
            <text:p>92.4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012" calcext:value-type="float">
            <text:p>92.4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3816" calcext:value-type="float">
            <text:p>92.2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9912" calcext:value-type="float">
            <text:p>92.2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2752" calcext:value-type="float">
            <text:p>92.1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9872" calcext:value-type="float">
            <text:p>91.9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1376" calcext:value-type="float">
            <text:p>91.7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3904" calcext:value-type="float">
            <text:p>91.4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6744" calcext:value-type="float">
            <text:p>91.2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7416" calcext:value-type="float">
            <text:p>90.5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2256" calcext:value-type="float">
            <text:p>91.2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524" calcext:value-type="float">
            <text:p>91.4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096" calcext:value-type="float">
            <text:p>91.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6992" calcext:value-type="float">
            <text:p>91.7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1376" calcext:value-type="float">
            <text:p>91.7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7848" calcext:value-type="float">
            <text:p>91.7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3776" calcext:value-type="float">
            <text:p>91.9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6656" calcext:value-type="float">
            <text:p>92.1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6656" calcext:value-type="float">
            <text:p>92.1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3192" calcext:value-type="float">
            <text:p>91.8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8016" calcext:value-type="float">
            <text:p>91.5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6368" calcext:value-type="float">
            <text:p>91.3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6912" calcext:value-type="float">
            <text:p>91.1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1088" calcext:value-type="float">
            <text:p>91.0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9984" calcext:value-type="float">
            <text:p>90.5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4-04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4696" calcext:value-type="float">
            <text:p>91.6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4944" calcext:value-type="float">
            <text:p>92.1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7408" calcext:value-type="float">
            <text:p>92.0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5048" calcext:value-type="float">
            <text:p>92.2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4608" calcext:value-type="float">
            <text:p>92.4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8008" calcext:value-type="float">
            <text:p>93.0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0888" calcext:value-type="float">
            <text:p>93.2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7272" calcext:value-type="float">
            <text:p>93.9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608" calcext:value-type="float">
            <text:p>94.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3928" calcext:value-type="float">
            <text:p>94.6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7328" calcext:value-type="float">
            <text:p>95.2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1-0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0888" calcext:value-type="float">
            <text:p>97.0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9928" calcext:value-type="float">
            <text:p>96.9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5984" calcext:value-type="float">
            <text:p>96.6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016" calcext:value-type="float">
            <text:p>96.5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1104" calcext:value-type="float">
            <text:p>95.7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5952" calcext:value-type="float">
            <text:p>94.8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124" calcext:value-type="float">
            <text:p>93.7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1728" calcext:value-type="float">
            <text:p>92.3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9976" calcext:value-type="float">
            <text:p>92.0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8056" calcext:value-type="float">
            <text:p>91.8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3736" calcext:value-type="float">
            <text:p>91.6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6304" calcext:value-type="float">
            <text:p>91.5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0688" calcext:value-type="float">
            <text:p>91.6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1648" calcext:value-type="float">
            <text:p>91.6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9456" calcext:value-type="float">
            <text:p>91.6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3736" calcext:value-type="float">
            <text:p>91.6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7368" calcext:value-type="float">
            <text:p>91.7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6616" calcext:value-type="float">
            <text:p>91.7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8976" calcext:value-type="float">
            <text:p>91.6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9816" calcext:value-type="float">
            <text:p>90.7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9648" calcext:value-type="float">
            <text:p>90.9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804" calcext:value-type="float">
            <text:p>90.9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8624" calcext:value-type="float">
            <text:p>91.0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6536" calcext:value-type="float">
            <text:p>91.1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1504" calcext:value-type="float">
            <text:p>91.2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4112" calcext:value-type="float">
            <text:p>91.5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1376" calcext:value-type="float">
            <text:p>91.7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4152" calcext:value-type="float">
            <text:p>91.8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7888" calcext:value-type="float">
            <text:p>92.0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152" calcext:value-type="float">
            <text:p>92.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2856" calcext:value-type="float">
            <text:p>92.1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5736" calcext:value-type="float">
            <text:p>92.3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5088" calcext:value-type="float">
            <text:p>92.5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1872" calcext:value-type="float">
            <text:p>92.7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0848" calcext:value-type="float">
            <text:p>92.8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9616" calcext:value-type="float">
            <text:p>92.9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6336" calcext:value-type="float">
            <text:p>93.3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8384" calcext:value-type="float">
            <text:p>92.9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116" calcext:value-type="float">
            <text:p>93.1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9072" calcext:value-type="float">
            <text:p>93.1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4456" calcext:value-type="float">
            <text:p>93.5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9528" calcext:value-type="float">
            <text:p>93.7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98" calcext:value-type="float">
            <text:p>93.6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4728" calcext:value-type="float">
            <text:p>93.4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5272" calcext:value-type="float">
            <text:p>93.2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6112" calcext:value-type="float">
            <text:p>92.3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4088" calcext:value-type="float">
            <text:p>92.1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8056" calcext:value-type="float">
            <text:p>91.8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5864" calcext:value-type="float">
            <text:p>91.8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6344" calcext:value-type="float">
            <text:p>91.9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0416" calcext:value-type="float">
            <text:p>91.7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5304" calcext:value-type="float">
            <text:p>91.2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9448" calcext:value-type="float">
            <text:p>89.3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5952" calcext:value-type="float">
            <text:p>91.0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38" calcext:value-type="float">
            <text:p>91.3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4488" calcext:value-type="float">
            <text:p>91.5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1544" calcext:value-type="float">
            <text:p>91.6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4528" calcext:value-type="float">
            <text:p>91.8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5488" calcext:value-type="float">
            <text:p>91.9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436" calcext:value-type="float">
            <text:p>92.0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1144" calcext:value-type="float">
            <text:p>92.2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6216" calcext:value-type="float">
            <text:p>92.4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7008" calcext:value-type="float">
            <text:p>92.6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9424" calcext:value-type="float">
            <text:p>93.6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0424" calcext:value-type="float">
            <text:p>94.0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5952" calcext:value-type="float">
            <text:p>94.8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868" calcext:value-type="float">
            <text:p>96.1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7408" calcext:value-type="float">
            <text:p>95.8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1968" calcext:value-type="float">
            <text:p>94.2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5528" calcext:value-type="float">
            <text:p>92.2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7784" calcext:value-type="float">
            <text:p>91.9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2064" calcext:value-type="float">
            <text:p>91.9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4864" calcext:value-type="float">
            <text:p>91.4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0064" calcext:value-type="float">
            <text:p>91.1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0856" calcext:value-type="float">
            <text:p>91.4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9416" calcext:value-type="float">
            <text:p>91.3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9728" calcext:value-type="float">
            <text:p>91.5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8872" calcext:value-type="float">
            <text:p>91.5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5344" calcext:value-type="float">
            <text:p>91.5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2296" calcext:value-type="float">
            <text:p>91.5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0208" calcext:value-type="float">
            <text:p>91.5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8016" calcext:value-type="float">
            <text:p>91.5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1272" calcext:value-type="float">
            <text:p>91.7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0416" calcext:value-type="float">
            <text:p>91.7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004" calcext:value-type="float">
            <text:p>91.7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2816" calcext:value-type="float">
            <text:p>91.8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0688" calcext:value-type="float">
            <text:p>91.6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0688" calcext:value-type="float">
            <text:p>91.6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3192" calcext:value-type="float">
            <text:p>91.8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7096" calcext:value-type="float">
            <text:p>91.8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3024" calcext:value-type="float">
            <text:p>92.0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436" calcext:value-type="float">
            <text:p>92.0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7136" calcext:value-type="float">
            <text:p>92.1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8472" calcext:value-type="float">
            <text:p>92.1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1728" calcext:value-type="float">
            <text:p>92.3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0496" calcext:value-type="float">
            <text:p>92.3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4504" calcext:value-type="float">
            <text:p>92.4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3648" calcext:value-type="float">
            <text:p>92.4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9744" calcext:value-type="float">
            <text:p>92.4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3584" calcext:value-type="float">
            <text:p>92.6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1536" calcext:value-type="float">
            <text:p>93.0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6248" calcext:value-type="float">
            <text:p>94.1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6624" calcext:value-type="float">
            <text:p>94.1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604" calcext:value-type="float">
            <text:p>94.0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9192" calcext:value-type="float">
            <text:p>94.1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94" calcext:value-type="float">
            <text:p>94.2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5416" calcext:value-type="float">
            <text:p>93.6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9176" calcext:value-type="float">
            <text:p>93.2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2352" calcext:value-type="float">
            <text:p>92.7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9056" calcext:value-type="float">
            <text:p>92.2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0624" calcext:value-type="float">
            <text:p>91.8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9624" calcext:value-type="float">
            <text:p>91.4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4408" calcext:value-type="float">
            <text:p>90.8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2696" calcext:value-type="float">
            <text:p>90.9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7936" calcext:value-type="float">
            <text:p>90.9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3072" calcext:value-type="float">
            <text:p>90.8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2488" calcext:value-type="float">
            <text:p>90.7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928" calcext:value-type="float">
            <text:p>90.4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0296" calcext:value-type="float">
            <text:p>90.7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4136" calcext:value-type="float">
            <text:p>91.0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6912" calcext:value-type="float">
            <text:p>91.1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2944" calcext:value-type="float">
            <text:p>91.3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3632" calcext:value-type="float">
            <text:p>91.5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1608" calcext:value-type="float">
            <text:p>91.3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0104" calcext:value-type="float">
            <text:p>91.5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4904" calcext:value-type="float">
            <text:p>91.8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0248" calcext:value-type="float">
            <text:p>91.9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0624" calcext:value-type="float">
            <text:p>91.8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148" calcext:value-type="float">
            <text:p>91.8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5384" calcext:value-type="float">
            <text:p>91.8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5656" calcext:value-type="float">
            <text:p>91.7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2608" calcext:value-type="float">
            <text:p>91.7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3192" calcext:value-type="float">
            <text:p>91.8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5008" calcext:value-type="float">
            <text:p>91.8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056" calcext:value-type="float">
            <text:p>92.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0288" calcext:value-type="float">
            <text:p>92.2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8512" calcext:value-type="float">
            <text:p>92.4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7384" calcext:value-type="float">
            <text:p>92.6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5296" calcext:value-type="float">
            <text:p>92.6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9656" calcext:value-type="float">
            <text:p>93.2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2744" calcext:value-type="float">
            <text:p>93.5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7128" calcext:value-type="float">
            <text:p>93.6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9424" calcext:value-type="float">
            <text:p>93.6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4936" calcext:value-type="float">
            <text:p>93.5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9048" calcext:value-type="float">
            <text:p>93.7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5728" calcext:value-type="float">
            <text:p>93.8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5888" calcext:value-type="float">
            <text:p>95.1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5032" calcext:value-type="float">
            <text:p>95.1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1128" calcext:value-type="float">
            <text:p>95.1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9184" calcext:value-type="float">
            <text:p>95.5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528" calcext:value-type="float">
            <text:p>95.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0312" calcext:value-type="float">
            <text:p>95.4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6896" calcext:value-type="float">
            <text:p>94.0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9424" calcext:value-type="float">
            <text:p>93.6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2496" calcext:value-type="float">
            <text:p>93.1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204" calcext:value-type="float">
            <text:p>92.5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6008" calcext:value-type="float">
            <text:p>92.2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7304" calcext:value-type="float">
            <text:p>91.9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2608" calcext:value-type="float">
            <text:p>91.7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4512" calcext:value-type="float">
            <text:p>90.9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9816" calcext:value-type="float">
            <text:p>90.7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0984" calcext:value-type="float">
            <text:p>90.9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82" calcext:value-type="float">
            <text:p>92.2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4944" calcext:value-type="float">
            <text:p>92.1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8744" calcext:value-type="float">
            <text:p>92.0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956" calcext:value-type="float">
            <text:p>91.7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0256" calcext:value-type="float">
            <text:p>94.2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0208" calcext:value-type="float">
            <text:p>91.5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4112" calcext:value-type="float">
            <text:p>91.5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7328" calcext:value-type="float">
            <text:p>91.3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8832" calcext:value-type="float">
            <text:p>91.2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7288" calcext:value-type="float">
            <text:p>91.0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7824" calcext:value-type="float">
            <text:p>88.5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3064" calcext:value-type="float">
            <text:p>88.5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6752" calcext:value-type="float">
            <text:p>89.8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2312" calcext:value-type="float">
            <text:p>88.6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2568" calcext:value-type="float">
            <text:p>87.6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0312" calcext:value-type="float">
            <text:p>87.8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4192" calcext:value-type="float">
            <text:p>88.4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0296" calcext:value-type="float">
            <text:p>90.7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4408" calcext:value-type="float">
            <text:p>90.8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2864" calcext:value-type="float">
            <text:p>90.7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5664" calcext:value-type="float">
            <text:p>86.4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7264" calcext:value-type="float">
            <text:p>87.8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3568" calcext:value-type="float">
            <text:p>87.9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2544" calcext:value-type="float">
            <text:p>88.1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1064" calcext:value-type="float">
            <text:p>87.7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2656" calcext:value-type="float">
            <text:p>90.5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7456" calcext:value-type="float">
            <text:p>90.8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6848" calcext:value-type="float">
            <text:p>91.3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604</text:p>
          </table:table-cell>
          <table:table-cell office:value-type="string" calcext:value-type="string">
            <text:p>Hood recorder</text:p>
          </table:table-cell>
          <table:table-cell office:value-type="string" calcext:value-type="string">
            <text:p>199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008" meta:object-count="0"/>
    <meta:user-defined meta:name="AppVersion">3.0</meta:user-defined>
  </office:meta>
</office:document-meta>
</file>